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26D1B97847BCA5757B0.png" manifest:media-type="image/png"/>
  <manifest:file-entry manifest:full-path="Pictures/100000000000023C000001550AF40AFA5FAA3A95.png" manifest:media-type="image/png"/>
  <manifest:file-entry manifest:full-path="Pictures/100000000000023900000179834CCF84A19B8D9F.png" manifest:media-type="image/png"/>
  <manifest:file-entry manifest:full-path="Pictures/100000000000023D000001803F96F3D8C9DA6C1A.png" manifest:media-type="image/png"/>
  <manifest:file-entry manifest:full-path="Pictures/100000000000023C0000015BDD0DD4C82E9F2A45.png" manifest:media-type="image/png"/>
  <manifest:file-entry manifest:full-path="Pictures/10000000000003350000040F8589E051C934DD97.png" manifest:media-type="image/png"/>
  <manifest:file-entry manifest:full-path="Pictures/100000000000023B000003A23E36239332A671F7.png" manifest:media-type="image/png"/>
  <manifest:file-entry manifest:full-path="Pictures/10000000000004300000036DC62F940EE8D700FE.png" manifest:media-type="image/png"/>
  <manifest:file-entry manifest:full-path="Pictures/100000000000032A00000360C5B505EBC409F37D.png" manifest:media-type="image/png"/>
  <manifest:file-entry manifest:full-path="Pictures/10000000000002720000021646C1130946AF6874.png" manifest:media-type="image/png"/>
  <manifest:file-entry manifest:full-path="Pictures/10000000000000F90000006EE6EF5F7972AC50EE.png" manifest:media-type="image/png"/>
  <manifest:file-entry manifest:full-path="Pictures/10000000000002A000000222BC1822BDC1165748.png" manifest:media-type="image/png"/>
  <manifest:file-entry manifest:full-path="Pictures/100000000000031A0000026CBCC97473533AE505.png" manifest:media-type="image/png"/>
  <manifest:file-entry manifest:full-path="Pictures/10000000000002CF000000F40BD9CF8F2A140B1E.png" manifest:media-type="image/png"/>
  <manifest:file-entry manifest:full-path="Pictures/10000000000002D00000021CD6673FC496DCB094.png" manifest:media-type="image/png"/>
  <manifest:file-entry manifest:full-path="Pictures/100000000000019D000002865B42A8380D8BFEB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af4" officeooo:paragraph-rsid="0004aaf4"/>
    </style:style>
    <style:style style:name="P2" style:family="paragraph" style:parent-style-name="Standard">
      <style:text-properties officeooo:rsid="0004aaf4" officeooo:paragraph-rsid="0004aa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35in" draw:z-index="0"><draw:image xlink:href="Pictures/10000000000002CF000000F40BD9CF8F2A140B1E.png" xlink:type="simple" xlink:show="embed" xlink:actuate="onLoad"/></draw:frame></text:p>
      <text:p text:style-name="P1"/>
      <text:p text:style-name="P1"><draw:frame draw:style-name="fr2" draw:name="Image2" text:anchor-type="paragraph" svg:width="6.5209in" svg:height="5.5626in" draw:z-index="1"><draw:image xlink:href="Pictures/10000000000002720000021646C1130946AF6874.png" xlink:type="simple" xlink:show="embed" xlink:actuate="onLoad"/></draw:frame></text:p>
      <text:p text:style-name="P1"/>
      <text:p text:style-name="P1"><draw:frame draw:style-name="fr3" draw:name="Image3" text:anchor-type="paragraph" svg:width="6.9252in" svg:height="5.6264in" draw:z-index="2"><draw:image xlink:href="Pictures/10000000000002A000000222BC1822BDC1165748.png" xlink:type="simple" xlink:show="embed" xlink:actuate="onLoad"/></draw:frame><text:soft-page-break/></text:p>
      <text:p text:style-name="P1"/>
      <text:p text:style-name="P1"><draw:frame draw:style-name="fr3" draw:name="Image4" text:anchor-type="paragraph" svg:width="6.9252in" svg:height="5.1937in" draw:z-index="3"><draw:image xlink:href="Pictures/10000000000002D00000021CD6673FC496DCB094.png" xlink:type="simple" xlink:show="embed" xlink:actuate="onLoad"/></draw:frame><text:soft-page-break/></text:p>
      <text:p text:style-name="P1"/>
      <text:p text:style-name="P1"><draw:frame draw:style-name="fr3" draw:name="Image5" text:anchor-type="paragraph" svg:width="6.9252in" svg:height="5.4071in" draw:z-index="4"><draw:image xlink:href="Pictures/100000000000031A0000026CBCC97473533AE50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Image6" text:anchor-type="paragraph" svg:x="0.9055in" svg:y="2.3165in" svg:width="4.302in" svg:height="6.7291in" draw:z-index="5"><draw:image xlink:href="Pictures/100000000000019D000002865B42A8380D8BFEB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7" text:anchor-type="paragraph" svg:x="0.1307in" svg:y="0.0335in" svg:width="5.3752in" svg:height="5.7319in" draw:z-index="6"><draw:image xlink:href="Pictures/100000000000032A00000360C5B505EBC409F3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paragraph" svg:width="6.9252in" svg:height="8.7634in" draw:z-index="7"><draw:image xlink:href="Pictures/10000000000003350000040F8589E051C934DD97.png" xlink:type="simple" xlink:show="embed" xlink:actuate="onLoad"/></draw:frame></text:p>
      <text:p text:style-name="P1"><draw:frame draw:style-name="fr1" draw:name="Image9" text:anchor-type="paragraph" svg:width="6.9252in" svg:height="5.6654in" draw:z-index="8"><draw:image xlink:href="Pictures/10000000000004300000036DC62F940EE8D700FE.png" xlink:type="simple" xlink:show="embed" xlink:actuate="onLoad"/></draw:frame><text:soft-page-break/></text:p>
      <text:p text:style-name="P1"/>
      <text:p text:style-name="P1"><draw:frame draw:style-name="fr2" draw:name="Image10" text:anchor-type="paragraph" svg:width="5.9583in" svg:height="3.6146in" draw:z-index="9"><draw:image xlink:href="Pictures/100000000000023C0000015BDD0DD4C82E9F2A45.png" xlink:type="simple" xlink:show="embed" xlink:actuate="onLoad"/></draw:frame><text:soft-page-break/></text:p>
      <text:p text:style-name="P1"/>
      <text:p text:style-name="P1"/>
      <text:p text:style-name="P1"><draw:frame draw:style-name="fr2" draw:name="Image11" text:anchor-type="paragraph" svg:width="5.9689in" svg:height="4in" draw:z-index="10"><draw:image xlink:href="Pictures/100000000000023D000001803F96F3D8C9DA6C1A.png" xlink:type="simple" xlink:show="embed" xlink:actuate="onLoad"/></draw:frame></text:p>
      <text:p text:style-name="P1"/>
      <text:p text:style-name="P1"/>
      <text:p text:style-name="P1"><draw:frame draw:style-name="fr5" draw:name="Image12" text:anchor-type="paragraph" svg:width="2.6925in" svg:height="1.7839in" draw:z-index="11"><draw:image xlink:href="Pictures/100000000000023900000179834CCF84A19B8D9F.png" xlink:type="simple" xlink:show="embed" xlink:actuate="onLoad"/></draw:frame></text:p>
      <text:p text:style-name="P1"/>
      <text:p text:style-name="P1"><draw:frame draw:style-name="fr5" draw:name="Image13" text:anchor-type="paragraph" svg:width="5.9583in" svg:height="3.552in" draw:z-index="12"><draw:image xlink:href="Pictures/100000000000023C000001550AF40AFA5FAA3A9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5" draw:name="Image15" text:anchor-type="paragraph" svg:width="6.1693in" svg:height="5.9772in" draw:z-index="13"><draw:image xlink:href="Pictures/10000000000002810000026D1B97847BCA5757B0.png" xlink:type="simple" xlink:show="embed" xlink:actuate="onLoad"/></draw:frame></text:p>
      <text:p text:style-name="P1"/>
      <text:p text:style-name="P1"><draw:frame draw:style-name="fr2" draw:name="Image16" text:anchor-type="paragraph" svg:width="2.5937in" svg:height="1.1457in" draw:z-index="14"><draw:image xlink:href="Pictures/10000000000000F90000006EE6EF5F7972AC50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5" draw:name="Image14" text:anchor-type="paragraph" svg:width="5.948in" svg:height="9.6874in" draw:z-index="15"><draw:image xlink:href="Pictures/100000000000023B000003A23E36239332A671F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2:51:47.062694636</meta:creation-date>
    <dc:date>2019-01-28T23:58:27.616184997</dc:date>
    <meta:editing-duration>PT12M45S</meta:editing-duration>
    <meta:editing-cycles>4</meta:editing-cycles>
    <meta:generator>LibreOffice/5.1.6.2$Linux_X86_64 LibreOffice_project/10m0$Build-2</meta:generator>
    <meta:document-statistic meta:table-count="0" meta:image-count="16" meta:object-count="0" meta:page-count="13" meta:paragraph-count="2" meta:word-count="0" meta:character-count="4" meta:non-whitespace-character-count="0"/>
  </office:meta>
</office:document-meta>
</file>